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 style:cell-protect="none" style:print-content="true"/>
    </style:style>
    <style:style style:name="ce2" style:family="table-cell" style:parent-style-name="Default">
      <style:table-cell-properties fo:background-color="#ffd8ce" style:cell-protect="none" style:print-content="true"/>
    </style:style>
    <style:style style:name="ce3" style:family="table-cell" style:parent-style-name="Default">
      <style:table-cell-properties fo:background-color="#ff8000" style:cell-protect="none" style:print-content="true"/>
      <style:text-properties fo:color="#ffffff"/>
    </style:style>
    <style:style style:name="ce4" style:family="table-cell" style:parent-style-name="Default">
      <style:table-cell-properties fo:background-color="#ffff00" style:cell-protect="none" style:print-content="true"/>
    </style:style>
    <style:style style:name="ce5" style:family="table-cell" style:parent-style-name="Default">
      <style:table-cell-properties fo:background-color="#800080" style:cell-protect="none" style:print-content="true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COPY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row table:style-name="ro1">
          <table:table-cell office:value-type="string" calcext:value-type="string">
            <text:p>Line 0 test message. Line 110 Encrypted with Encrypt D173 in J10. __Extra text to space message.</text:p>
          </table:table-cell>
          <table:table-cell office:value-type="string" calcext:value-type="string">
            <text:p>"]HA"{H5t\oV_&lt;W-W!Zq,5i.jR$fi=@WZgJVs]fK~SKm[A$&amp;VsGUhAuMrBNXm~@5&lt;1^Uwt"LRQj~4+*w~[z{(L{[#8eN{'AR</text:p>
          </table:table-cell>
          <table:table-cell office:value-type="string" calcext:value-type="string">
            <text:p>)2hQzuI9"=7n#wrFG_S{(ABRxLo%jKH\MT0&gt;WC:V!4e@f}s8^&lt;Z`aJD lv1/*kg&amp;mtE]qbXp5PO~Uc|',y[i.6d?N3-$+Y</text:p>
          </table:table-cell>
          <table:table-cell office:value-type="string" calcext:value-type="string">
            <text:p>Encrypt D173</text:p>
          </table:table-cell>
        </table:table-row>
        <table:table-row table:style-name="ro1">
          <table:table-cell office:value-type="string" calcext:value-type="string">
            <text:p>Line 1 test message. Line 111 Encrypted with Encrypt D140 in J11. _Extra text <text:s/>to space message.</text:p>
          </table:table-cell>
          <table:table-cell office:value-type="string" calcext:value-type="string">
            <text:p>N5ToN&lt;WPqWM}BZ4u4saO-~hdTKYZSr&lt;V t1}aXZ&gt;|R&gt;&amp;6o+q@aA'=%nEljdPE'&lt;= vaCq_DtMSn*66/S|63xLHx6_s1QxioK</text:p>
          </table:table-cell>
          <table:table-cell office:value-type="string" calcext:value-type="string">
            <text:p>2hQzu+YI)9"=37n#wNrFG_S{(ABRxLo%jKH\MT0&gt;WC:V!4e@f}s8^&lt;Z`a$JD lv1/*kg&amp;mtE]qbXp5PO~Uc|',y[i-.6d?</text:p>
          </table:table-cell>
          <table:table-cell office:value-type="string" calcext:value-type="string">
            <text:p>Encrypt D140</text:p>
          </table:table-cell>
        </table:table-row>
        <table:table-row table:style-name="ro1">
          <table:table-cell office:value-type="string" calcext:value-type="string">
            <text:p>Line 2 test message. Line 112 Encrypted with Encrypt D107 in J12. _Extra text <text:s/>to space message.</text:p>
          </table:table-cell>
          <table:table-cell office:value-type="string" calcext:value-type="string">
            <text:p>9]BA)P\\k\%!SnW6We&lt;bcq'cjxYs@9}KavD4^&amp;}HX{H1'A-&amp;&gt;^_buB7JAR[&amp;l5}Ma$}Tkr8 %F3D''DFp'"?(L?'r4&lt;-?UAx</text:p>
          </table:table-cell>
          <table:table-cell office:value-type="string" calcext:value-type="string">
            <text:p>"=37n)9#wNrF+G_S{?(ABRxLo%jKH\MT0&gt;WC:V!4e@f}s8^&lt;Z`a$JD lvI1/*kg&amp;mtE]qbXp5PO~Uc|',y[i-.6d2YhQzu</text:p>
          </table:table-cell>
          <table:table-cell office:value-type="string" calcext:value-type="string">
            <text:p>Encrypt D107</text:p>
          </table:table-cell>
        </table:table-row>
        <table:table-row table:style-name="ro1">
          <table:table-cell office:value-type="string" calcext:value-type="string">
            <text:p>Line 3 test message. Line 113 Encrypted with Encrypt D74 in J13. __Extra text <text:s/>to space message.</text:p>
          </table:table-cell>
          <table:table-cell office:value-type="string" calcext:value-type="string">
            <text:p>frDDfxk~7]gu&lt;1IHII[+RF/(EEju-}OE[Q.Uc9'*SJtnx$%9XcZ#:mc=GY!$2Sx*$^|gnf,Yg}4Y?xh}_x:$v&amp;$xfu[jl_Dg</text:p>
          </table:table-cell>
          <table:table-cell office:value-type="string" calcext:value-type="string">
            <text:p>g&amp;mtE*k]qbXpI5PO~uUc|',y[i-.6d2YhQz"=37n)9#wNrF+G_S{?(ABR/xLo%jKH\MT0&gt;WC:V!4e@f}s8^&lt;Z`a$J1D lv</text:p>
          </table:table-cell>
          <table:table-cell office:value-type="string" calcext:value-type="string">
            <text:p>Encrypt D74_</text:p>
          </table:table-cell>
        </table:table-row>
        <table:table-row table:style-name="ro1">
          <table:table-cell office:value-type="string" calcext:value-type="string">
            <text:p>Line 4 test message. Line 114 Encrypted with Encrypt D41 in J14. __Extra text <text:s/>to space message.</text:p>
          </table:table-cell>
          <table:table-cell office:value-type="string" calcext:value-type="string">
            <text:p>8GttrqKvwI$e^m~0uu6Sy{LAX%}z0F5Xy3-UUF-j{mu)i`KNv=`9n&amp;oTv2eM"Tq1MZ[PN@-=Bf^={imf i@Jl]$i@'6MtAtk</text:p>
          </table:table-cell>
          <table:table-cell office:value-type="string" calcext:value-type="string">
            <text:p>&amp;mtE*lgk]qbX1pI5PvO~uUc|',y[i-.6d2YhQz"=37n)9#wNrF+G_S{?( ABR/xLo%jKH\MT0&gt;WC:V!4e@f}s8^&lt;ZD`a$J</text:p>
          </table:table-cell>
          <table:table-cell office:value-type="string" calcext:value-type="string">
            <text:p>Encrypt D41_</text:p>
          </table:table-cell>
        </table:table-row>
        <table:table-row table:style-name="ro1">
          <table:table-cell table:style-name="ce2" office:value-type="string" calcext:value-type="string">
            <text:p>Line 5 test message. Line 115 Encrypted with Encrypt D8 in J15. ___Extra text <text:s/>to space message.</text:p>
          </table:table-cell>
          <table:table-cell office:value-type="string" calcext:value-type="string">
            <text:p>}RpISr:'A~*J$p'syi)x"B0K|&gt;twUcUc2pQ-i/hW/&amp;[+3]:(-Nf+{l9YtS&amp;~BDL+Wk=cB&lt;7#jJ}+/3&amp;JM3e1bub3&lt;QQ:kjIO</text:p>
          </table:table-cell>
          <table:table-cell office:value-type="string" calcext:value-type="string">
            <text:p>ZD`a$^&lt;JmtE*}lgk]fqbX1&amp;pI5PvO~uUc|',y[i-.6d2YhQz"=37n)9#w8NrF+G_S{?( ABR/xLo%jKH\MT0&gt;WC:Vs!4e@</text:p>
          </table:table-cell>
          <table:table-cell office:value-type="string" calcext:value-type="string">
            <text:p>Encrypt D8__</text:p>
          </table:table-cell>
        </table:table-row>
        <table:table-row table:style-name="ro1">
          <table:table-cell office:value-type="string" calcext:value-type="string">
            <text:p>Line 6 test message. Line 116 Encrypted with Sheet6 D173 in J16. __Extra text <text:s/>to space message.</text:p>
          </table:table-cell>
          <table:table-cell office:value-type="string" calcext:value-type="string">
            <text:p>Wn^azwS}n*CM\`]l]]y9f){wg(V.Ulkl1^u&amp;&amp;#~ #^]Y'n+g#k&amp;mb&amp;cm5|Mbiowkb!|])T,[r0sY9'$0S'bZ`}^'TUUR!Fa*</text:p>
          </table:table-cell>
          <table:table-cell office:value-type="string" calcext:value-type="string">
            <text:p>&amp;pI5PX1vO~uUfc|',@y[i-.6d2YhQz"=37n)9#w8NrF+G_S{?( ABR/xLbo%jKH\MT0&gt;WC:Vs!4eZD`a$^&lt;JmtE*}qlgk]</text:p>
          </table:table-cell>
          <table:table-cell office:value-type="string" calcext:value-type="string">
            <text:p>Sheet6 D173_</text:p>
          </table:table-cell>
        </table:table-row>
        <table:table-row table:style-name="ro1">
          <table:table-cell office:value-type="string" calcext:value-type="string">
            <text:p>Line 7 test message. Line 117 Encrypted with Sheet6 D140 in J17. __Extra text <text:s/>to space message.</text:p>
          </table:table-cell>
          <table:table-cell office:value-type="string" calcext:value-type="string">
            <text:p>V#l`nBH*85e0CD&amp;k1R68@rA#]xs6YXPkfl,]&amp;+|LGm17i8{]+kvEH1%z~i&gt;b2oB1bZ[]rV-d{sV3FiJsBiHem5$iV,,oaq`5</text:p>
          </table:table-cell>
          <table:table-cell office:value-type="string" calcext:value-type="string">
            <text:p>pI5PXk]1&amp;vO~quUfc}|',@y[i-.6d2YhQz"=37n)9#w8NrF+G_S{?( ABgR/xLbo%jKH\MT0&gt;WC:Vs!4eZD`a$^&lt;JlmtE*</text:p>
          </table:table-cell>
          <table:table-cell office:value-type="string" calcext:value-type="string">
            <text:p>Sheet6 D140_</text:p>
          </table:table-cell>
        </table:table-row>
        <table:table-row table:style-name="ro1">
          <table:table-cell office:value-type="string" calcext:value-type="string">
            <text:p>Line 8 test message. Line 118 Encrypted with Sheet6 D107 in J18. __Extra text <text:s/>to space message.</text:p>
          </table:table-cell>
          <table:table-cell office:value-type="string" calcext:value-type="string">
            <text:p>jzD!z gJnJ:1Ms5Ep?[=}9_3EK"ChtEEqDcfEwfSAaXN,n8EwBP$1e?^Xwjki, IkCkg90@*F&gt;0h#,Z&gt;?,1CPJe,0}}/uO!m</text:p>
          </table:table-cell>
          <table:table-cell office:value-type="string" calcext:value-type="string">
            <text:p>O~quU&amp;vfc}|'k,@y[*i-.6d2YhQz"=37n)9#w8NrF+G_S{?( ABgR/xLb1o%jKH\MT0&gt;WC:Vs!4eZD`a$^&lt;JlmtEp]I5PX</text:p>
          </table:table-cell>
          <table:table-cell office:value-type="string" calcext:value-type="string">
            <text:p>Sheet6 D107_</text:p>
          </table:table-cell>
        </table:table-row>
        <table:table-row table:style-name="ro1">
          <table:table-cell office:value-type="string" calcext:value-type="string">
            <text:p>Line 9 test message. Line 119 Encrypted with Sheet6 D74 in J19. ___Extra text <text:s/>to space message.</text:p>
          </table:table-cell>
          <table:table-cell office:value-type="string" calcext:value-type="string">
            <text:p>uT.y0$thC2,Pv@7z=&lt;gj?1`Wzu42H"k38._G"!_$l294S:!z!v7dPlpF&amp;m-u+Q&gt;HLkSf1c oZ}cHsS-}DSP')2PScSSENwyd</text:p>
          </table:table-cell>
          <table:table-cell office:value-type="string" calcext:value-type="string">
            <text:p>H\MT0jK&gt;WC:V1s!4eXZD`a$^&lt;JlmtEp]I5PO~quU&amp;vfc}|'k,@y[*i-.6%d2YhQz"=37n)9#w8NrF+G_S{?( ABgRo/xLb</text:p>
          </table:table-cell>
          <table:table-cell office:value-type="string" calcext:value-type="string">
            <text:p>Sheet6 D74__</text:p>
          </table:table-cell>
        </table:table-row>
        <table:table-row table:style-name="ro1">
          <table:table-cell office:value-type="string" calcext:value-type="string">
            <text:p>Line 10 test message. Line 120 Encrypted with Sheet6 D41 in J20. __Extra text <text:s/>to space message.</text:p>
          </table:table-cell>
          <table:table-cell office:value-type="string" calcext:value-type="string">
            <text:p>|W2iC2vml"ONCQw"d-)Q`C3RJ3AYA+sA:mbCn/&amp;0f+KGNZqZ8]&amp;O:NI:r4cW06@3W*A}9|/T$k'.XKdk~K~@#hqK'(?]F+i%</text:p>
          </table:table-cell>
          <table:table-cell office:value-type="string" calcext:value-type="string">
            <text:p>\MT0jLHK&gt;WC:oV1s!b4eXZD`a$^&lt;JlmtEp]I5PO~quU&amp;vfc}|'k,@y[*ix-.6%d2YhQz"=37n)9#w8NrF+G_S{?( /ABgR</text:p>
          </table:table-cell>
          <table:table-cell office:value-type="string" calcext:value-type="string">
            <text:p>Sheet6 D41__</text:p>
          </table:table-cell>
        </table:table-row>
        <table:table-row table:style-name="ro1">
          <table:table-cell office:value-type="string" calcext:value-type="string">
            <text:p>Line 11 test message. Line 121 Encrypted with Sheet6 D8 in J21. ___Extra text <text:s/>to space message.</text:p>
          </table:table-cell>
          <table:table-cell office:value-type="string" calcext:value-type="string">
            <text:p>*X"h!)Y5IS}g!#BS7zN#I!S:qrT9GCZGDulDF&gt;@1,?4Tg&lt;cpgv,'b?oB@c"@'b^:&lt;Sbi/x&gt;Vt.-Q|\".}\|%A9'\-HLvR\h"</text:p>
          </table:table-cell>
          <table:table-cell office:value-type="string" calcext:value-type="string">
            <text:p><text:s/>/ABg?(RMT0j_LHK&gt;GWC:o\V1s!b4eXZD`a$^&lt;JlmtEp]I5PO~quU&amp;vfc{}|'k,@y[*ix-.6%d2YhQz"=37n)9#w8SNrF+</text:p>
          </table:table-cell>
          <table:table-cell office:value-type="string" calcext:value-type="string">
            <text:p>Sheet6 D8___</text:p>
          </table:table-cell>
        </table:table-row>
        <table:table-row table:style-name="ro1">
          <table:table-cell office:value-type="string" calcext:value-type="string">
            <text:p>Line 12 test message. Line 122 Encrypted with Sheet6 D173 in J22. _Extra text <text:s/>to space message.</text:p>
          </table:table-cell>
          <table:table-cell office:value-type="string" calcext:value-type="string">
            <text:p>~_@cg,WXe-+"gxhi'|d*egdAa6)@FUjFH$!L2rE(]30)nVl4QGPp?"bxk~+#@:!Jd'0Id5w?:q~|vR,qpR^Uh[JR~89G3&gt;ck</text:p>
          </table:table-cell>
          <table:table-cell office:value-type="string" calcext:value-type="string">
            <text:p>\V1s!:ob4eXZGD`a$+^&lt;JlmtEp]I5PO~quU&amp;vfc{}|'k,@y[*ix-.6%d2CYhQz"=37n)9#w8SNrF /ABg?(RMT0j_WLHK&gt;</text:p>
          </table:table-cell>
          <table:table-cell office:value-type="string" calcext:value-type="string">
            <text:p>Sheet5 D173_</text:p>
          </table:table-cell>
        </table:table-row>
        <table:table-row table:style-name="ro1">
          <table:table-cell office:value-type="string" calcext:value-type="string">
            <text:p>Line 13 test message. Line 123 Encrypted with Sheet6 D140 in J23. _Extra text <text:s/>to space message.</text:p>
          </table:table-cell>
          <table:table-cell office:value-type="string" calcext:value-type="string">
            <text:p>Os-}BkWa`Ha7B6Q*|@Qx_B%?J%N,B*1A&gt;lX:h/]T~wVw)4]_zX5~g3KV8vm9-ZXU6*w]6I0MZUu[{LxU]L+v"ilLuN)X)o}i</text:p>
          </table:table-cell>
          <table:table-cell office:value-type="string" calcext:value-type="string">
            <text:p>V1s!:K&gt;o\b4eWXZGD_`a$+^&lt;JlmtEp]I5PO~quU&amp;vfc{}|'k,@y[*ix-.H6%d2CYhQz"=37n)9#w8SNrF /ABg?(RLMT0j</text:p>
          </table:table-cell>
          <table:table-cell office:value-type="string" calcext:value-type="string">
            <text:p>Sheet5 D140_</text:p>
          </table:table-cell>
        </table:table-row>
        <table:table-row table:style-name="ro1">
          <table:table-cell office:value-type="string" calcext:value-type="string">
            <text:p>Line 14 test message. Line 124 Encrypted with Sheet6 D107 in J24. _Extra text <text:s/>to space message.</text:p>
          </table:table-cell>
          <table:table-cell office:value-type="string" calcext:value-type="string">
            <text:p>pL[OrcuDGkbYr*-kvf2}\r-r$@9{8Sg8&gt;+WT6wKB]V(=p!lb.!t]F2&gt;Sy~^=[Xeoi,zlim//XEt'~'yEN'D]%{\'t="!YVO,</text:p>
          </table:table-cell>
          <table:table-cell office:value-type="string" calcext:value-type="string">
            <text:p>4eWXZ\bGD_`aK$+^&lt;jJlmtEp]I5PO~quU&amp;vfc{}|'k,@y[*ix-.H6%d2CoYhQz"=37n)9#w8SNrF /ABg?(RLMT0V&gt;1s!:</text:p>
          </table:table-cell>
          <table:table-cell office:value-type="string" calcext:value-type="string">
            <text:p>Sheet5 D107_</text:p>
          </table:table-cell>
        </table:table-row>
        <table:table-row table:style-name="ro1">
          <table:table-cell office:value-type="string" calcext:value-type="string">
            <text:p>Line 15 test message. Line 125 Encrypted with Sheet6 D74 in J25. __Extra text <text:s/>to space message.</text:p>
          </table:table-cell>
          <table:table-cell office:value-type="string" calcext:value-type="string">
            <text:p>=5 QjN4y, k4j?L/oo&gt;rkjgj[Aar+}h+PxcOVK*E3P]\v&amp;%\M&amp;}2J1Xt1c8&lt;l/_.&lt;9XdRdJ^}2d Q&gt;R2P&gt;@=VN|&gt;dDe&amp;4~QA</text:p>
          </table:table-cell>
          <table:table-cell office:value-type="string" calcext:value-type="string">
            <text:p>"=37nQz)9#w8oSNrF: /ABg?(RLMT0V&gt;1s!4eWXZ\bGD_`aK$+^&lt;jJlmthEp]I5PO~quU&amp;vfc{}|'k,@y[*ix-.H6Y%d2C</text:p>
          </table:table-cell>
          <table:table-cell office:value-type="string" calcext:value-type="string">
            <text:p>Sheet5 D74__</text:p>
          </table:table-cell>
        </table:table-row>
        <table:table-row table:style-name="ro1">
          <table:table-cell office:value-type="string" calcext:value-type="string">
            <text:p>Line 16 test message. Line 126 Encrypted with Sheet6 D41 in J26. __Extra text <text:s/>to space message.</text:p>
          </table:table-cell>
          <table:table-cell office:value-type="string" calcext:value-type="string">
            <text:p>)qFYl qi[g@\lTV?FF1/*lZty(+/m8pd5-|U4jxR9PO`cf7`&gt;fk7mecm!'wdpL|SdSDQ0Qm+k2QgYsL2Os[)! ksQ_4fZuYR</text:p>
          </table:table-cell>
          <table:table-cell office:value-type="string" calcext:value-type="string">
            <text:p>=37nQ2"z)9#wY8oSNCrF: /ABg?(RLMT0V&gt;1s!4eWXZ\bGD_`aK$+^&lt;jJdlmthEp]I5PO~quU&amp;vfc{}|'k,@y[*ix%-.H6</text:p>
          </table:table-cell>
          <table:table-cell office:value-type="string" calcext:value-type="string">
            <text:p>Sheet5 D41__</text:p>
          </table:table-cell>
        </table:table-row>
        <table:table-row table:style-name="ro1">
          <table:table-cell office:value-type="string" calcext:value-type="string">
            <text:p>Line 17 test message. Line 127 Encrypted with Sheet6 D8 in J27. <text:s/>__Extra text <text:s/>to space message.</text:p>
          </table:table-cell>
          <table:table-cell office:value-type="string" calcext:value-type="string">
            <text:p>Fx?APV|"@!7&lt;P\D`MTbVHPK&amp;7eh&gt;PAUp&amp;,iyahzW c't.-otW%3,O$t&lt;/)!#rV%`5(+S4SOm3NSTAD!NyD@Fa06DS&lt;G%j|A&gt;</text:p>
          </table:table-cell>
          <table:table-cell office:value-type="string" calcext:value-type="string">
            <text:p>x%-.H*i637nQ@2"z),9#wY=8oSNCrF: /ABg?(RLMT0V&gt;1s!4eWXZ\bGD[_`aK$+^&lt;jJdlmthEp]I5PO~quU&amp;vfc{y}|'k</text:p>
          </table:table-cell>
          <table:table-cell office:value-type="string" calcext:value-type="string">
            <text:p>Sheet5 D8___</text:p>
          </table:table-cell>
        </table:table-row>
        <table:table-row table:style-name="ro1">
          <table:table-cell office:value-type="string" calcext:value-type="string">
            <text:p>Line 18 test message. Line 128 Encrypted with Sheet6 D173 in J28. _Extra text <text:s/>to space message.</text:p>
          </table:table-cell>
          <table:table-cell office:value-type="string" calcext:value-type="string">
            <text:p>@I2z_rU{f,&amp;4_?RTww,rO_sJvJZFKS+DjyO2Vb}B!h#{#].bAIq'`&gt;#Y@)*RFq{F/U16,6`Zq36w"A:3JAcQ5CuA64(I4hzr</text:p>
          </table:table-cell>
          <table:table-cell office:value-type="string" calcext:value-type="string">
            <text:p>=8oSNwYCrF: ,/ABgk?(RLMT0V&gt;1s!4eWXZ\bGD[_`aK$+^&lt;jJdlmthEp#]I5PO~quU&amp;vfc{y}|'x%-.H*i637nQ@92"z)</text:p>
          </table:table-cell>
          <table:table-cell office:value-type="string" calcext:value-type="string">
            <text:p>Sheet4 D173_</text:p>
          </table:table-cell>
        </table:table-row>
        <table:table-row table:style-name="ro1">
          <table:table-cell office:value-type="string" calcext:value-type="string">
            <text:p>Line 19 test message. Line 129 Encrypted with Sheet6 D140 in J29. _Extra text <text:s/>to space message.</text:p>
          </table:table-cell>
          <table:table-cell office:value-type="string" calcext:value-type="string">
            <text:p>NqoYK@%|}kcbKTV^ <text:s/>!@&amp;K!h|"GAa:j$h{qzeaxRW"O'p5-a(O&amp;*$e5J1YQ&gt;&amp;&amp;c??fWnknK_UQ7 )/gQj/}S~/v/7GVO\#Y@</text:p>
          </table:table-cell>
          <table:table-cell office:value-type="string" calcext:value-type="string">
            <text:p>8oSNwz)Y=CrF9: ,/@ABgk?(RLMT0V&gt;1s!4eWXZ\bGD[_`aK$+^&lt;jJdlm"thEp#]I5PO~quU&amp;vfc{y}|'x%-.H*i6237nQ</text:p>
          </table:table-cell>
          <table:table-cell office:value-type="string" calcext:value-type="string">
            <text:p>Sheet4 D140_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3:05:47.649115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9T11:30:37.077155473</meta:creation-date>
    <dc:date>2021-03-29T13:06:41.749477730</dc:date>
    <meta:editing-duration>PT10M24S</meta:editing-duration>
    <meta:editing-cycles>2</meta:editing-cycles>
    <meta:generator>LibreOffice/7.0.3.1$Linux_AARCH64 LibreOffice_project/00$Build-1</meta:generator>
    <meta:document-statistic meta:table-count="1" meta:cell-count="80" meta:object-count="0"/>
  </office:meta>
</office:document-meta>
</file>